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draw:stroke="none" svg:stroke-width="0.001cm" draw:fill-color="#005a80"/>
    </style:style>
    <style:style style:name="gr5" style:family="graphic" style:parent-style-name="standard">
      <style:graphic-properties draw:stroke="none" svg:stroke-width="0.001cm" draw:fill-color="#0078aa"/>
    </style:style>
    <style:style style:name="gr6" style:family="graphic" style:parent-style-name="standard">
      <style:graphic-properties svg:stroke-width="0.01cm" svg:stroke-color="#aae6ff" draw:fill="none" draw:fill-color="#ffffff" fo:padding-top="-0.045cm" fo:padding-bottom="-0.045cm" fo:padding-left="-0.045cm" fo:padding-right="-0.045cm"/>
    </style:style>
    <style:style style:name="gr7" style:family="graphic" style:parent-style-name="standard">
      <style:graphic-properties draw:stroke="none" svg:stroke-width="0.001cm" draw:fill-color="#000000"/>
    </style:style>
    <style:style style:name="gr8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4.347cm" svg:y="-5cm"/>
          <draw:glue-point draw:id="5" svg:x="5cm" svg:y="-5cm"/>
          <draw:glue-point draw:id="6" svg:x="0.326cm" svg:y="-5cm"/>
          <draw:glue-point draw:id="7" svg:x="-5cm" svg:y="5cm"/>
          <draw:glue-point draw:id="8" svg:x="4.346cm" svg:y="5cm"/>
          <draw:glue-point draw:id="9" svg:x="-5cm" svg:y="-3.936cm"/>
          <draw:glue-point draw:id="10" svg:x="-5cm" svg:y="0.532cm"/>
          <draw:glue-point draw:id="11" svg:x="5cm" svg:y="3.852cm"/>
          <draw:glue-point draw:id="12" svg:x="-0.584cm" svg:y="-0.569cm"/>
          <draw:polygon draw:style-name="gr1" draw:layer="layout" svg:width="3.258cm" svg:height="1.787cm" svg:x="0cm" svg:y="0.213cm" svg:viewBox="0 0 3259 1788" draw:points="0,0 0,1788 3259,1788 3259,0">
            <text:p/>
          </draw:polygon>
          <draw:polygon draw:style-name="gr2" draw:layer="layout" svg:width="3.258cm" svg:height="1.787cm" svg:x="0cm" svg:y="0.213cm" svg:viewBox="0 0 3259 1788" draw:points="0,0 0,1788 3259,1788 3259,0">
            <text:p/>
          </draw:polygon>
          <draw:polygon draw:style-name="gr3" draw:layer="layout" svg:width="3.486cm" svg:height="0.213cm" svg:x="0cm" svg:y="0cm" svg:viewBox="0 0 3487 214" draw:points="0,214 227,0 3487,0 3258,214">
            <text:p/>
          </draw:polygon>
          <draw:polygon draw:style-name="gr2" draw:layer="layout" svg:width="3.486cm" svg:height="0.213cm" svg:x="0cm" svg:y="0cm" svg:viewBox="0 0 3487 214" draw:points="0,214 227,0 3487,0 3258,214">
            <text:p/>
          </draw:polygon>
          <draw:polygon draw:style-name="gr4" draw:layer="layout" svg:width="0.228cm" svg:height="1.983cm" svg:x="3.258cm" svg:y="0cm" svg:viewBox="0 0 229 1984" draw:points="0,212 229,0 229,1771 0,1984">
            <text:p/>
          </draw:polygon>
          <draw:polygon draw:style-name="gr2" draw:layer="layout" svg:width="0.228cm" svg:height="1.983cm" svg:x="3.258cm" svg:y="0cm" svg:viewBox="0 0 229 1984" draw:points="0,212 229,0 229,1771 0,1984">
            <text:p/>
          </draw:polygon>
          <draw:polygon draw:style-name="gr5" draw:layer="layout" svg:width="1.254cm" svg:height="0.951cm" svg:x="0.179cm" svg:y="0.622cm" svg:viewBox="0 0 1255 952" draw:points="0,0 0,952 1255,952 1255,0">
            <text:p/>
          </draw:polygon>
          <draw:polygon draw:style-name="gr6" draw:layer="layout" svg:width="1.254cm" svg:height="0.951cm" svg:x="0.179cm" svg:y="0.622cm" svg:viewBox="0 0 1255 952" draw:points="0,0 0,952 1255,952 1255,0">
            <text:p/>
          </draw:polygon>
          <draw:polygon draw:style-name="gr7" draw:layer="layout" svg:width="1.629cm" svg:height="0.459cm" svg:x="1.563cm" svg:y="1.279cm" svg:viewBox="0 0 1630 460" draw:points="1010,460 1451,164 1483,230 1630,0 1369,32 1402,82 978,361 0,361 0,460">
            <text:p/>
          </draw:polygon>
          <draw:polygon draw:style-name="gr7" draw:layer="layout" svg:width="1.596cm" svg:height="0.23cm" svg:x="1.563cm" svg:y="1cm" svg:viewBox="0 0 1597 231" draw:points="1352,231 1597,115 1352,0 1352,82 0,82 0,164 1352,164">
            <text:p/>
          </draw:polygon>
          <draw:polygon draw:style-name="gr7" draw:layer="layout" svg:width="1.629cm" svg:height="0.46cm" svg:x="1.563cm" svg:y="0.507cm" svg:viewBox="0 0 1630 461" draw:points="1010,0 1451,296 1483,230 1630,461 1369,428 1402,362 978,82 0,82 0,0">
            <text:p/>
          </draw:polygon>
          <draw:polygon draw:style-name="gr8" draw:layer="layout" svg:width="1.629cm" svg:height="0.459cm" svg:x="1.547cm" svg:y="1.262cm" svg:viewBox="0 0 1630 460" draw:points="1010,460 1450,165 1483,230 1630,0 1368,33 1401,82 977,361 0,361 0,460">
            <text:p/>
          </draw:polygon>
          <draw:polygon draw:style-name="gr8" draw:layer="layout" svg:width="1.596cm" svg:height="0.23cm" svg:x="1.547cm" svg:y="0.983cm" svg:viewBox="0 0 1597 231" draw:points="1352,231 1597,116 1352,0 1352,82 0,82 0,165 1352,165">
            <text:p/>
          </draw:polygon>
          <draw:polygon draw:style-name="gr8" draw:layer="layout" svg:width="1.629cm" svg:height="0.459cm" svg:x="1.547cm" svg:y="0.492cm" svg:viewBox="0 0 1630 460" draw:points="1010,0 1450,295 1483,229 1630,460 1368,426 1401,361 977,81 0,81 0,0">
            <text:p/>
          </draw:polygon>
          <draw:polygon draw:style-name="gr7" draw:layer="layout" svg:width="0.545cm" svg:height="0.563cm" svg:x="0.283cm" svg:y="0.845cm" svg:viewBox="0 0 546 564" draw:points="0,564 0,0 170,0 273,384 375,0 546,0 546,564 439,564 439,120 327,564 217,564 105,120 105,564">
            <text:p/>
          </draw:polygon>
          <draw:path draw:style-name="gr7" draw:layer="layout" svg:width="0.458cm" svg:height="0.584cm" svg:x="0.936cm" svg:y="0.834cm" svg:viewBox="0 0 459 585" svg:d="m0 391 110-12c6 39 20 65 41 83 20 17 48 26 81 26 38 0 66-8 84-24 20-15 28-33 28-53 0-14-4-25-12-34-8-10-21-18-41-26-13-5-44-13-92-23-60-16-103-35-127-57-34-29-52-68-52-114 0-28 8-55 24-80s39-44 70-57c31-12 69-20 111-20 71 0 124 15 161 47s55 73 57 125l-114 4c-6-28-16-50-31-63-18-12-41-18-73-18-33 0-60 7-79 20-11 9-17 20-17 35s4 25 17 34c14 13 49 25 104 38 56 13 97 27 123 41 27 14 48 33 63 57 15 25 23 55 23 90 0 33-8 62-27 91-17 28-43 48-76 63-33 13-74 21-124 21-72 0-127-18-164-51l-38-32-24-48z">
            <text:p/>
          </draw:path>
          <draw:polygon draw:style-name="gr8" draw:layer="layout" svg:width="0.544cm" svg:height="0.563cm" svg:x="0.267cm" svg:y="0.829cm" svg:viewBox="0 0 545 564" draw:points="0,564 0,0 169,0 272,384 375,0 545,0 545,564 439,564 439,120 327,564 217,564 104,120 104,564">
            <text:p/>
          </draw:polygon>
          <draw:path draw:style-name="gr8" draw:layer="layout" svg:width="0.458cm" svg:height="0.584cm" svg:x="0.92cm" svg:y="0.818cm" svg:viewBox="0 0 459 585" svg:d="m0 390 110-11c7 38 20 65 41 83 20 17 48 26 82 26 38 0 65-8 84-24 19-15 28-33 28-53 0-14-5-25-12-34-8-10-21-18-41-26-13-5-44-13-92-23-61-16-104-36-128-57-34-30-52-68-52-114 0-28 8-55 24-80 16-26 39-44 71-57 30-13 67-20 110-20 72 0 125 15 161 47 37 32 56 73 58 124l-114 5c-7-28-16-51-32-63-17-13-41-19-73-19-33 0-59 8-79 21-11 10-17 20-17 34 0 15 4 25 17 35 15 13 49 25 105 38s96 26 122 41c27 14 48 33 64 57 14 25 22 55 22 89 0 33-8 63-27 92-17 28-43 49-76 63-33 13-74 21-123 21-72 0-128-18-166-51l-37-31-24-4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GX 8220</dc:title>
    <meta:creation-date>2011-02-07T16:38:31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